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Existen muchos frameworks para crear presentaciones usando HTML 5.</text:p>
      <text:p text:style-name="Text_20_body">Por ejemplo puedes utilizar el más sobrio <text:a xlink:type="simple" xlink:href="http://www.w3.org/Talks/Tools/Slidy2/Overview.html#%281%29">Slydy</text:a> de la <text:span text:style-name="Strong_20_Emphasis">W3C</text:span> o el de Google <text:a xlink:type="simple" xlink:href="https://code.google.com/p/io-2012-slides/">io-2012-slides</text:a>.</text:p>
      <text:p text:style-name="Text_20_body">Vamos a utilizar un framework <text:a xlink:type="simple" xlink:href="https://github.com/hakimel/reveal.js">reveal.js</text:a></text:p>
      <text:p text:style-name="Text_20_body"><text:span text:style-name="Strong_20_Emphasis">Ejercicio</text:span>: pasa a HTML 5 alguna presentación que tengas hecha en otra herramienta o crea una nueva de algún tema relacionado con el ciclo.</text:p>
      <text:p text:style-name="Text_20_body">Notas: puedes utilizar este u otro, según tus preferencia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S</meta:editing-duration>
    <meta:editing-cycles>3</meta:editing-cycles>
    <meta:generator>OpenOffice/4.0.1$Win32 OpenOffice.org_project/401m5$Build-9714</meta:generator>
    <dc:date>2013-12-03T10:15:58.06</dc:date>
    <meta:document-statistic meta:table-count="0" meta:image-count="0" meta:object-count="0" meta:page-count="1" meta:paragraph-count="5" meta:word-count="64" meta:character-count="390"/>
    <dc:creator>Javier SM</dc:creator>
    <meta:user-defined meta:name="Info 1"/>
    <meta:user-defined meta:name="Info 2"/>
    <meta:user-defined meta:name="Info 3"/>
    <meta:user-defined meta:name="Info 4"/>
  </office:meta>
</office:document-meta>
</file>